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Noto Sans Mono" svg:font-family="'Noto Sans Mono'"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Subtitle">
      <style:text-properties officeooo:rsid="001f4e9b" officeooo:paragraph-rsid="001f4e9b"/>
    </style:style>
    <style:style style:name="P2" style:family="paragraph" style:parent-style-name="Subtitle">
      <style:text-properties officeooo:paragraph-rsid="001f4e9b"/>
    </style:style>
    <style:style style:name="P3" style:family="paragraph" style:parent-style-name="Title">
      <style:text-properties officeooo:rsid="001f4e9b" officeooo:paragraph-rsid="001f4e9b"/>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Standard">
      <style:paragraph-properties style:line-height-at-least="0.503cm"/>
      <style:text-properties fo:color="#d4d4d4" loext:opacity="100%" style:font-name="Droid Sans Mono" fo:font-size="10.5pt" fo:font-weight="normal" fo:background-color="#1e1e1e"/>
    </style:style>
    <style:style style:name="P6" style:family="paragraph" style:parent-style-name="Standard">
      <style:text-properties fo:color="#d4d4d4" loext:opacity="100%" style:font-name="Droid Sans Mono" fo:font-size="10.5pt" fo:font-weight="normal" officeooo:rsid="0023af90" officeooo:paragraph-rsid="0023af90" fo:background-color="#1e1e1e"/>
    </style:style>
    <style:style style:name="P7" style:family="paragraph" style:parent-style-name="Standard">
      <style:paragraph-properties style:line-height-at-least="0.503cm"/>
      <style:text-properties fo:color="#d4d4d4" loext:opacity="100%" style:font-name="Droid Sans Mono" fo:font-size="10.5pt" fo:font-weight="normal" officeooo:rsid="00242433" fo:background-color="#1e1e1e"/>
    </style:style>
    <style:style style:name="P8" style:family="paragraph" style:parent-style-name="Standard">
      <style:paragraph-properties style:line-height-at-least="0.503cm"/>
      <style:text-properties fo:color="#d4d4d4" loext:opacity="100%" style:font-name="Droid Sans Mono" fo:font-size="10.5pt" fo:font-weight="normal" officeooo:rsid="0026c86f" officeooo:paragraph-rsid="0026c86f" fo:background-color="#1e1e1e"/>
    </style:style>
    <style:style style:name="P9" style:family="paragraph" style:parent-style-name="Standard">
      <style:paragraph-properties style:line-height-at-least="0.503cm"/>
      <style:text-properties fo:background-color="#1e1e1e"/>
    </style:style>
    <style:style style:name="P10" style:family="paragraph" style:parent-style-name="Standard">
      <style:paragraph-properties style:line-height-at-least="0.503cm"/>
      <style:text-properties fo:color="#000000" loext:opacity="100%" officeooo:rsid="002844f3" officeooo:paragraph-rsid="002844f3"/>
    </style:style>
    <style:style style:name="P11" style:family="paragraph" style:parent-style-name="Text_20_body">
      <style:text-properties fo:color="#000000" loext:opacity="100%" officeooo:rsid="0023af90" officeooo:paragraph-rsid="00242433"/>
    </style:style>
    <style:style style:name="P12" style:family="paragraph" style:parent-style-name="Text_20_body">
      <style:text-properties officeooo:rsid="0023af90" officeooo:paragraph-rsid="0023af90"/>
    </style:style>
    <style:style style:name="P13" style:family="paragraph" style:parent-style-name="Text_20_body">
      <style:text-properties officeooo:rsid="0023af90" officeooo:paragraph-rsid="0036e95b"/>
    </style:style>
    <style:style style:name="P14" style:family="paragraph" style:parent-style-name="Text_20_body">
      <style:text-properties officeooo:rsid="0023af90" officeooo:paragraph-rsid="0037ceb6"/>
    </style:style>
    <style:style style:name="P15" style:family="paragraph" style:parent-style-name="Text_20_body">
      <style:text-properties officeooo:paragraph-rsid="0023af90"/>
    </style:style>
    <style:style style:name="P16" style:family="paragraph" style:parent-style-name="Text_20_body">
      <style:text-properties officeooo:rsid="0026c86f" officeooo:paragraph-rsid="0026c86f"/>
    </style:style>
    <style:style style:name="P17" style:family="paragraph" style:parent-style-name="Text_20_body">
      <style:text-properties officeooo:rsid="002844f3" officeooo:paragraph-rsid="002844f3"/>
    </style:style>
    <style:style style:name="P18" style:family="paragraph" style:parent-style-name="Text_20_body">
      <style:text-properties officeooo:paragraph-rsid="00306c10"/>
    </style:style>
    <style:style style:name="P19" style:family="paragraph" style:parent-style-name="Text_20_body">
      <style:text-properties officeooo:paragraph-rsid="00314fce"/>
    </style:style>
    <style:style style:name="P20" style:family="paragraph" style:parent-style-name="Text_20_body">
      <style:text-properties officeooo:rsid="003203b1" officeooo:paragraph-rsid="003203b1"/>
    </style:style>
    <style:style style:name="P21" style:family="paragraph" style:parent-style-name="Text_20_body">
      <style:text-properties officeooo:paragraph-rsid="00335cdd"/>
    </style:style>
    <style:style style:name="P22" style:family="paragraph" style:parent-style-name="Text_20_body">
      <style:text-properties officeooo:paragraph-rsid="0036e95b"/>
    </style:style>
    <style:style style:name="P23" style:family="paragraph" style:parent-style-name="Heading_20_1" style:list-style-name=""/>
    <style:style style:name="P24" style:family="paragraph" style:parent-style-name="Heading_20_1">
      <style:paragraph-properties fo:break-before="page"/>
    </style:style>
    <style:style style:name="T1" style:family="text">
      <style:text-properties officeooo:rsid="001fbed0"/>
    </style:style>
    <style:style style:name="T2" style:family="text">
      <style:text-properties officeooo:rsid="001f4e9b"/>
    </style:style>
    <style:style style:name="T3" style:family="text">
      <style:text-properties officeooo:rsid="0022c69b"/>
    </style:style>
    <style:style style:name="T4" style:family="text">
      <style:text-properties officeooo:rsid="00237e15"/>
    </style:style>
    <style:style style:name="T5" style:family="text">
      <style:text-properties officeooo:rsid="0023af90"/>
    </style:style>
    <style:style style:name="T6" style:family="text">
      <style:text-properties style:font-name="Noto Sans Mono" fo:font-size="10.5pt" style:font-size-asian="10.5pt" style:font-size-complex="10.5pt"/>
    </style:style>
    <style:style style:name="T7" style:family="text">
      <style:text-properties style:font-name="Noto Sans Mono" fo:font-size="10.5pt" officeooo:rsid="00306c10" style:font-size-asian="10.5pt" style:font-size-complex="10.5pt"/>
    </style:style>
    <style:style style:name="T8" style:family="text">
      <style:text-properties style:font-name="Noto Sans Mono" fo:font-size="10.5pt" officeooo:rsid="0037ceb6" style:font-size-asian="10.5pt" style:font-size-complex="10.5pt"/>
    </style:style>
    <style:style style:name="T9" style:family="text">
      <style:text-properties style:font-name="Noto Sans Mono" fo:font-size="10.5pt" officeooo:rsid="00385391" style:font-size-asian="10.5pt" style:font-size-complex="10.5pt"/>
    </style:style>
    <style:style style:name="T10" style:family="text">
      <style:text-properties style:text-position="super 58%"/>
    </style:style>
    <style:style style:name="T11" style:family="text">
      <style:text-properties style:text-position="super 58%" officeooo:rsid="00242433"/>
    </style:style>
    <style:style style:name="T12" style:family="text">
      <style:text-properties style:text-position="super 58%" officeooo:rsid="002844f3"/>
    </style:style>
    <style:style style:name="T13" style:family="text">
      <style:text-properties fo:color="#569cd6" loext:opacity="100%"/>
    </style:style>
    <style:style style:name="T14" style:family="text">
      <style:text-properties fo:color="#569cd6" loext:opacity="100%" style:font-name="Droid Sans Mono" fo:font-size="10.5pt" fo:font-weight="normal"/>
    </style:style>
    <style:style style:name="T15" style:family="text">
      <style:text-properties fo:color="#d4d4d4" loext:opacity="100%" style:font-name="Droid Sans Mono" fo:font-size="10.5pt" fo:font-weight="normal"/>
    </style:style>
    <style:style style:name="T16" style:family="text">
      <style:text-properties fo:color="#dcdcaa" loext:opacity="100%"/>
    </style:style>
    <style:style style:name="T17" style:family="text">
      <style:text-properties fo:color="#dcdcaa" loext:opacity="100%" style:font-name="Droid Sans Mono" fo:font-size="10.5pt" fo:font-weight="normal"/>
    </style:style>
    <style:style style:name="T18" style:family="text">
      <style:text-properties fo:color="#9cdcfe" loext:opacity="100%"/>
    </style:style>
    <style:style style:name="T19" style:family="text">
      <style:text-properties fo:color="#9cdcfe" loext:opacity="100%" style:font-name="Droid Sans Mono" fo:font-size="10.5pt" fo:font-weight="normal"/>
    </style:style>
    <style:style style:name="T20" style:family="text">
      <style:text-properties fo:color="#ce9178" loext:opacity="100%"/>
    </style:style>
    <style:style style:name="T21" style:family="text">
      <style:text-properties fo:color="#ce9178" loext:opacity="100%" style:font-name="Droid Sans Mono" fo:font-size="10.5pt" fo:font-weight="normal"/>
    </style:style>
    <style:style style:name="T22" style:family="text">
      <style:text-properties fo:color="#b5cea8" loext:opacity="100%"/>
    </style:style>
    <style:style style:name="T23" style:family="text">
      <style:text-properties fo:color="#c586c0" loext:opacity="100%"/>
    </style:style>
    <style:style style:name="T24" style:family="text">
      <style:text-properties officeooo:rsid="00242433"/>
    </style:style>
    <style:style style:name="T25" style:family="text">
      <style:text-properties officeooo:rsid="002588d5"/>
    </style:style>
    <style:style style:name="T26" style:family="text">
      <style:text-properties officeooo:rsid="0026c86f"/>
    </style:style>
    <style:style style:name="T27" style:family="text">
      <style:text-properties officeooo:rsid="002844f3"/>
    </style:style>
    <style:style style:name="T28" style:family="text">
      <style:text-properties officeooo:rsid="0028e1a5"/>
    </style:style>
    <style:style style:name="T29" style:family="text">
      <style:text-properties officeooo:rsid="002c569b"/>
    </style:style>
    <style:style style:name="T30" style:family="text">
      <style:text-properties officeooo:rsid="002f268f"/>
    </style:style>
    <style:style style:name="T31" style:family="text">
      <style:text-properties officeooo:rsid="00306c10"/>
    </style:style>
    <style:style style:name="T32" style:family="text">
      <style:text-properties officeooo:rsid="00314fce"/>
    </style:style>
    <style:style style:name="T33" style:family="text">
      <style:text-properties officeooo:rsid="003203b1"/>
    </style:style>
    <style:style style:name="T34" style:family="text">
      <style:text-properties style:font-name="Liberation Serif" fo:font-size="12pt" style:font-size-asian="12pt" style:font-size-complex="12pt"/>
    </style:style>
    <style:style style:name="Sect1" style:family="section">
      <style:section-properties style:editable="false">
        <style:columns fo:column-count="1" fo:column-gap="0cm"/>
      </style:section-properties>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reference-mark-start text:name="Aufgabe"/><text:span text:style-name="T3">Juniora</text:span>ufgabe 1: <text:span text:style-name="T3">Reimerei</text:span><text:reference-mark-end text:name="Aufgabe"/></text:p>
      <text:p text:style-name="P1">Team-ID: <text:reference-mark-start text:name="TeamId"/><text:span text:style-name="T4">00495</text:span><text:reference-mark-end text:name="TeamId"/></text:p>
      <text:p text:style-name="P2"><text:span text:style-name="T2">Team: </text:span>SRZinfo4/1</text:p>
      <text:p text:style-name="P1">Bearbeiter/-innen dieser Aufgabe:<text:line-break/><text:span text:style-name="T4">Jakob Paridon</text:span></text:p>
      <text:p text:style-name="P1"><text:date style:data-style-name="N81" text:date-value="2022-11-20T20:53:02.702000043" text:fixed="true">20. November 2022</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4"><text:a xlink:type="simple" xlink:href="#__RefHeading___Toc2232_4178761632" text:style-name="Index_20_Link" text:visited-style-name="Index_20_Link">Lösungsidee<text:tab/>1</text:a></text:p>
          <text:p text:style-name="P4"><text:a xlink:type="simple" xlink:href="#__RefHeading___Toc2234_4178761632" text:style-name="Index_20_Link" text:visited-style-name="Index_20_Link">Umsetzung<text:tab/>1</text:a></text:p>
          <text:p text:style-name="P4"><text:a xlink:type="simple" xlink:href="#__RefHeading___Toc2236_4178761632" text:style-name="Index_20_Link" text:visited-style-name="Index_20_Link">Beispiele<text:tab/>2</text:a></text:p>
          <text:p text:style-name="P4"><text:a xlink:type="simple" xlink:href="#__RefHeading___Toc2238_4178761632" text:style-name="Index_20_Link" text:visited-style-name="Index_20_Link">Quellcode<text:tab/>2</text:a></text:p>
        </text:index-body>
      </text:table-of-content>
      <text:h text:style-name="Heading_20_1" text:outline-level="1"><text:bookmark-start text:name="__RefHeading___Toc2232_4178761632"/>Lösungsidee<text:bookmark-end text:name="__RefHeading___Toc2232_4178761632"/></text:h>
      <text:p text:style-name="P12">Die drei Kriterien werden nacheinander geprüft. Hierzu muss zuerst jede Vokalgruppen aller Wörter isoliert und gespeichert werden. Im Anschluss wird die maßgebliche Vokalgruppe ermittelt und darauf untersucht, ob sie und das, was ihr folgt, mindestens die Hälfte der Buchstaben enthält. Alle maßgeblichen Vokalgruppen, welche diese Kriterien erfüllen, werden gespeichert und miteinander abgeglichen, um alle sich reimenden Worte zu ermitteln.</text:p>
      <text:h text:style-name="Heading_20_1" text:outline-level="1"><text:bookmark-start text:name="__RefHeading___Toc2234_4178761632"/>Umsetzung<text:bookmark-end text:name="__RefHeading___Toc2234_4178761632"/></text:h>
      <text:p text:style-name="P14">Das Programm wird mit <text:span text:style-name="T6">python junior1.py [Name der Datei mit den zu untersuchenden Wörtern] </text:span><text:span text:style-name="T34">bzw.</text:span><text:span text:style-name="T8"> </text:span><text:span text:style-name="T9">j</text:span><text:span text:style-name="T8">unior1.exe</text:span><text:span text:style-name="T6"> [Name der Datei mit den zu untersuchenden Wörtern]</text:span> gestartet.</text:p>
      <text:p text:style-name="P12">Nach dem Einlesen der Wörter werden alle Indizes, an denen Vokalgruppen (inklusive ä, ü und ö) in einem Wort beginnen, gespeichert<text:span text:style-name="T10">1</text:span>.</text:p>
      <text:p text:style-name="P12">Im Anschluss wird der Beginn der maßgeblichen Vokalgruppen in einem Wort gespeichert, indem entweder kein <text:span text:style-name="T24">Index</text:span> (falls keine Gruppe gefunden wurde),<text:span text:style-name="T24"> der Index der einzigen gefunden Vokalgruppe oder der Index der vorletzten Vokalgruppe gespeichert wird</text:span><text:span text:style-name="T11">2</text:span><text:span text:style-name="T24">.</text:span></text:p>
      <text:p text:style-name="P16">Dann wird untersucht, ob die maßgebliche Vokalgruppe und die Buchstaben, welche ihr folgen, mindestens die Hälfte der Buchstaben des Wortes enthält. Ist dies der Fall, werden alle diese Buchstaben <text:span text:style-name="T27">(die “Endgruppe”)</text:span> gespeichert<text:span text:style-name="T12">3</text:span>.</text:p>
      <text:p text:style-name="P17"><text:soft-page-break/>Anschließend werden alle gespeicherten Endgruppen <text:span text:style-name="T33">durchlaufen und</text:span> miteinander verglichen, wobei alle Wörter, welche die gleiche Endgruppe besitzen, zusammen <text:span text:style-name="T30">gespeichert</text:span> werden, insofern das erste <text:span text:style-name="T28">Wort </text:span>nicht im zweiten oder das zweite <text:span text:style-name="T28">Wort </text:span>im ersten enth<text:span text:style-name="T33">a</text:span>lten ist<text:span text:style-name="T10">4</text:span>.</text:p>
      <text:p text:style-name="P20">Am Ende erfolgt die Ausgabe aller Wortpaare.</text:p>
      <text:h text:style-name="Heading_20_1" text:outline-level="1"><text:bookmark-start text:name="__RefHeading___Toc2236_4178761632"/>Beispiele<text:bookmark-end text:name="__RefHeading___Toc2236_4178761632"/></text:h>
      <text:p text:style-name="P13">Die Testung erfolgte unter Artix Linux mit Python 3.10.7.</text:p>
      <text:p text:style-name="P22"><text:span text:style-name="T5">1.) </text:span><text:span text:style-name="T31">reimerei0.txt<text:line-break/></text:span><text:span text:style-name="T6">Lösung: bemühen, glühen<text:line-break/>Lösung: Biene, Hygiene<text:line-break/>Lösung: Biene, Schiene<text:line-break/>Lösung: Hygiene, Schiene<text:line-break/>Lösung: Knecht, Recht</text:span></text:p>
      <text:p text:style-name="P18"><text:span text:style-name="T32">2</text:span><text:span text:style-name="T5">.) </text:span><text:span text:style-name="T31">reimerei1.txt<text:line-break/></text:span><text:span text:style-name="T7">Lösung: Bildnis, Wildnis<text:line-break/></text:span><text:span text:style-name="T6">Lösung: Brote, Note</text:span></text:p>
      <text:p text:style-name="P19"><text:span text:style-name="T32">3</text:span><text:span text:style-name="T5">.) </text:span><text:span text:style-name="T31">reimerei</text:span><text:span text:style-name="T32">2</text:span><text:span text:style-name="T31">.txt<text:line-break/></text:span><text:span text:style-name="T7">Lösung: Epsilon, Ypsilon</text:span></text:p>
      <text:p text:style-name="P21"><text:span text:style-name="T32">4</text:span><text:span text:style-name="T5">.) </text:span><text:span text:style-name="T31">reimerei</text:span><text:span text:style-name="T32">3</text:span><text:span text:style-name="T31">.txt<text:line-break/></text:span><text:span text:style-name="T7">Lösung: Absender, Kalender<text:line-break/>Lösung: Bahn, Zahn<text:line-break/>Lösung: Bank, Dank<text:line-break/>Lösung: Baum, Raum<text:line-break/>Lösung: Bein, Wein<text:line-break/>Lösung: Bier, Tier<text:line-break/>Lösung: Bitte, Mitte<text:line-break/>Lösung: Butter, Mutter<text:line-break/>Lösung: Dame, Name<text:line-break/>Lösung: Dezember, November<text:line-break/>Lösung: Dezember, September<text:line-break/>Lösung: Drucker, Zucker<text:line-break/>Lösung: Durst, Wurst<text:line-break/>Lösung: Fest, Test<text:line-break/>Lösung: Feuer, Steuer<text:line-break/>Lösung: Fisch, Tisch<text:line-break/>Lösung: Flasche, Tasche<text:line-break/>Lösung: Fluss, Fuß<text:line-break/>Lösung: Glück, Stück<text:line-break/>Lösung: Gleis, Kreis<text:line-break/>Lösung: Gleis, Preis<text:line-break/>Lösung: Gleis, Reis<text:line-break/>Lösung: Gruppe, Suppe<text:line-break/>Lösung: Hand, Land<text:line-break/></text:span><text:soft-page-break/><text:span text:style-name="T7">Lösung: Hose, Rose<text:line-break/>Lösung: Hund, Mund<text:line-break/>Lösung: Kündigung, Reinigung<text:line-break/>Lösung: Kanne, Panne<text:line-break/>Lösung: Kasse, Klasse<text:line-break/>Lösung: Kasse, Tasse<text:line-break/>Lösung: Keller, Teller<text:line-break/>Lösung: Kind, Rind<text:line-break/>Lösung: Kind, Wind<text:line-break/>Lösung: Klasse, Tasse<text:line-break/>Lösung: Kopf, Topf<text:line-break/>Lösung: Kreis, Preis<text:line-break/>Lösung: Kunde, Stunde<text:line-break/>Lösung: Lohn, Sohn<text:line-break/>Lösung: Magen, Wagen<text:line-break/>Lösung: November, September<text:line-break/>Lösung: Platz, Satz<text:line-break/>Lösung: Rind, Wind<text:line-break/>Lösung: Rock, Stock<text:line-break/>Lösung: Sache, Sprache<text:line-break/>Lösung: Sekunde, Stunde</text:span></text:p>
      <text:h text:style-name="P23" text:outline-level="1"/>
      <text:h text:style-name="P24" text:outline-level="1"><text:bookmark-start text:name="__RefHeading___Toc2238_4178761632"/>Quellcode<text:bookmark-end text:name="__RefHeading___Toc2238_4178761632"/></text:h>
      <text:p text:style-name="P15"><text:span text:style-name="T5">1.) Ermitteln der Startindizes aller Vokalgruppen </text:span><text:span text:style-name="T25">in einem Wort</text:span></text:p>
      <text:p text:style-name="P6"><text:span text:style-name="T13">def</text:span> <text:span text:style-name="T16">getGroupIndices</text:span>(<text:span text:style-name="T18">word</text:span>):</text:p>
      <text:p text:style-name="P5"><text:span text:style-name="T18"><text:tab/>vowels</text:span> = <text:span text:style-name="T20">"aeiouäüö"</text:span></text:p>
      <text:p text:style-name="P5"><text:span text:style-name="T18"><text:tab/>groupIndices</text:span> = []</text:p>
      <text:p text:style-name="P5"><text:span text:style-name="T18"><text:tab/>groupIndex</text:span> = -<text:span text:style-name="T22">1</text:span></text:p>
      <text:p text:style-name="P5"><text:span text:style-name="T18"><text:tab/>wordIndex</text:span> = <text:span text:style-name="T22">0</text:span></text:p>
      <text:p text:style-name="P5"><text:span text:style-name="T23"><text:tab/>while</text:span> <text:span text:style-name="T18">wordIndex</text:span> &lt; <text:span text:style-name="T16">len</text:span>(<text:span text:style-name="T18">word</text:span>):</text:p>
      <text:p text:style-name="P5"><text:span text:style-name="T23"><text:tab/><text:tab/>if</text:span> <text:span text:style-name="T18">word</text:span>[<text:span text:style-name="T18">wordIndex</text:span>] <text:span text:style-name="T13">in</text:span> <text:span text:style-name="T18">vowels</text:span>:</text:p>
      <text:p text:style-name="P5"><text:span text:style-name="T18"><text:tab/><text:tab/><text:tab/>groupIndex</text:span> = <text:span text:style-name="T18">wordIndex</text:span></text:p>
      <text:p text:style-name="P5"><text:span text:style-name="T23"><text:tab/><text:tab/><text:tab/>while</text:span> <text:span text:style-name="T18">wordIndex</text:span> &lt; <text:span text:style-name="T16">len</text:span>(<text:span text:style-name="T18">word</text:span>) <text:span text:style-name="T13">and</text:span> <text:span text:style-name="T18">word</text:span>[<text:span text:style-name="T18">wordIndex</text:span>] <text:span text:style-name="T13">in</text:span> <text:span text:style-name="T18">vowels</text:span>:</text:p>
      <text:p text:style-name="P5"><text:span text:style-name="T18"><text:tab/><text:tab/><text:tab/>wordIndex</text:span> += <text:span text:style-name="T22">1</text:span></text:p>
      <text:p text:style-name="P5"><text:span text:style-name="T18"><text:tab/><text:tab/><text:tab/>groupIndices</text:span>.<text:span text:style-name="T16">append</text:span>(<text:span text:style-name="T18">groupIndex</text:span>)</text:p>
      <text:p text:style-name="P5"><text:span text:style-name="T18"><text:tab/><text:tab/>wordIndex</text:span> += <text:span text:style-name="T22">1</text:span></text:p>
      <text:p text:style-name="P5"><text:span text:style-name="T23">return</text:span> <text:span text:style-name="T18">groupIndices</text:span></text:p>
      <text:p text:style-name="P5"/>
      <text:p text:style-name="P11"><text:span text:style-name="T26">2</text:span>.) Ermitteln d<text:span text:style-name="T24">es Startindex der maßgeblichen Vokalgruppe </text:span><text:span text:style-name="T25">in einem Wort</text:span></text:p>
      <text:p text:style-name="P7"><text:span text:style-name="T18">govIndex</text:span> = <text:span text:style-name="T22">0</text:span></text:p>
      <text:p text:style-name="P5"><text:span text:style-name="T23">if</text:span> <text:span text:style-name="T16">len</text:span>(<text:span text:style-name="T18">groupIndices</text:span>) == <text:span text:style-name="T22">0</text:span>:</text:p>
      <text:p text:style-name="P5"><text:span text:style-name="T18"><text:tab/>endGroups</text:span>.<text:span text:style-name="T16">append</text:span>(<text:span text:style-name="T13">None</text:span>)</text:p>
      <text:p text:style-name="P5"><text:span text:style-name="T23"><text:tab/>else</text:span>:</text:p>
      <text:p text:style-name="P5"><text:span text:style-name="T23"><text:tab/><text:tab/>if</text:span> <text:span text:style-name="T16">len</text:span>(<text:span text:style-name="T18">groupIndices</text:span>) == <text:span text:style-name="T22">1</text:span>:</text:p>
      <text:p text:style-name="P5"><text:span text:style-name="T18"><text:tab/><text:tab/><text:tab/>govIndex</text:span> = <text:span text:style-name="T18">groupIndices</text:span>[<text:span text:style-name="T22">0</text:span>]</text:p>
      <text:p text:style-name="P5"><text:span text:style-name="T23"><text:tab/><text:tab/>else</text:span>:</text:p>
      <text:p text:style-name="P5"><text:span text:style-name="T18"><text:tab/><text:tab/><text:tab/>govIndex</text:span> = <text:span text:style-name="T18">groupIndices</text:span>[<text:span text:style-name="T16">len</text:span>(<text:span text:style-name="T18">groupIndices</text:span>)-<text:span text:style-name="T22">2</text:span>]</text:p>
      <text:p text:style-name="P5"/>
      <text:p text:style-name="P10">3.) Speicherung passender Endgruppen</text:p>
      <text:p text:style-name="P8"><text:span text:style-name="T23">if</text:span> <text:span text:style-name="T18">govIndex</text:span> &gt;= (<text:span text:style-name="T16">len</text:span>(<text:span text:style-name="T18">word</text:span>) * <text:span text:style-name="T22">0.5</text:span>):</text:p>
      <text:p text:style-name="P5"><text:span text:style-name="T18"><text:tab/>endGroups</text:span>.<text:span text:style-name="T16">append</text:span>(<text:span text:style-name="T13">None</text:span>)</text:p>
      <text:p text:style-name="P5"><text:span text:style-name="T23">else</text:span>:</text:p>
      <text:p text:style-name="P5"><text:span text:style-name="T18"><text:tab/>endGroup</text:span> = <text:span text:style-name="T20">""</text:span></text:p>
      <text:p text:style-name="P5"><text:span text:style-name="T18"><text:tab/>endIndex</text:span> = <text:span text:style-name="T18">govIndex</text:span></text:p>
      <text:p text:style-name="P5"><text:span text:style-name="T23"><text:tab/>while</text:span> <text:span text:style-name="T18">endIndex</text:span> &lt; <text:span text:style-name="T16">len</text:span>(<text:span text:style-name="T18">word</text:span>):</text:p>
      <text:p text:style-name="P5"><text:span text:style-name="T18"><text:tab/><text:tab/>endGroup</text:span> += <text:span text:style-name="T18">word</text:span>[<text:span text:style-name="T18">endIndex</text:span>]</text:p>
      <text:p text:style-name="P5"><text:span text:style-name="T18"><text:tab/><text:tab/>endIndex</text:span> += <text:span text:style-name="T22">1</text:span></text:p>
      <text:p text:style-name="P5"><text:span text:style-name="T18"><text:tab/>endGroups</text:span>.<text:span text:style-name="T16">append</text:span>(<text:span text:style-name="T18">endGroup</text:span>) </text:p>
      <text:p text:style-name="P5"/>
      <text:p text:style-name="P10"><text:span text:style-name="T29">4.</text:span>) Speicherung der alle Kriterien erfüllenden Reimwörter</text:p>
      <text:p text:style-name="P5"><text:span text:style-name="T23">if</text:span> <text:span text:style-name="T18">endGroups</text:span>[<text:span text:style-name="T18">primEndIndex</text:span>].upper() == <text:span text:style-name="T18">endGroups</text:span>[<text:span text:style-name="T18">secEndIndex</text:span>].upper():</text:p>
      <text:p text:style-name="P5"><text:span text:style-name="T23"><text:tab/>if</text:span> (<text:span text:style-name="T18">words</text:span>[<text:span text:style-name="T18">primEndIndex</text:span>].<text:span text:style-name="T16">upper</text:span>() <text:span text:style-name="T13">not</text:span> <text:span text:style-name="T13">in</text:span> <text:span text:style-name="T18">words</text:span>[<text:span text:style-name="T18">secEndIndex</text:span>].<text:span text:style-name="T16">upper</text:span>() <text:span text:style-name="T13">and</text:span> <text:tab/> <text:s text:c="3"/><text:span text:style-name="T18">words</text:span>[<text:span text:style-name="T18">secEndIndex</text:span>].<text:span text:style-name="T16">upper</text:span>() <text:span text:style-name="T13">not</text:span> <text:span text:style-name="T13">in</text:span> <text:span text:style-name="T18">words</text:span>[<text:span text:style-name="T18">primEndIndex</text:span>].<text:span text:style-name="T16">upper</text:span>()):</text:p>
      <text:p text:style-name="P9"><text:span text:style-name="T19"><text:tab/><text:tab/>solutions</text:span><text:span text:style-name="T15">.</text:span><text:span text:style-name="T17">append</text:span><text:span text:style-name="T15">(</text:span><text:span text:style-name="T14">f</text:span><text:span text:style-name="T21">'</text:span><text:span text:style-name="T14">{</text:span><text:span text:style-name="T19">words</text:span><text:span text:style-name="T15">[</text:span><text:span text:style-name="T19">primEndIndex</text:span><text:span text:style-name="T15">]</text:span><text:span text:style-name="T14">}</text:span><text:span text:style-name="T21">, </text:span><text:span text:style-name="T14">{</text:span><text:span text:style-name="T19">words</text:span><text:span text:style-name="T15">[</text:span><text:span text:style-name="T19">secEndIndex</text:span><text:span text:style-name="T15">]</text:span><text:span text:style-name="T14">}</text:span><text:span text:style-name="T21">'</text:span><text:span text:style-name="T15">)</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Noto Sans Mono" svg:font-family="'Noto Sans Mono'"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class="text"/>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header>
        <text:p text:style-name="Header"><text:reference-ref text:reference-format="text" text:ref-name="Aufgabe">Junioraufgabe 1: Reimerei</text:reference-ref><text:tab/><text:tab/><text:span text:style-name="MT1">Team-ID: </text:span><text:span text:style-name="MT1"><text:reference-ref text:reference-format="text" text:ref-name="TeamId">00495</text:reference-ref></text:span></text:p>
      </style:header>
      <style:header-first>
        <text:p text:style-name="Header"/>
      </style:header-first>
      <style:footer>
        <text:p text:style-name="Footer"><text:tab/><text:page-number text:select-page="current">4</text:page-number>/<text:page-count>4</text:page-count></text:p>
      </style:footer>
      <style:footer-first>
        <text:p text:style-name="Footer"><text:tab/><text:page-number text:select-page="current">1</text:page-number>/<text:page-count>4</text:page-count></text:p>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20T20:53:06.250000000</meta:creation-date>
    <meta:editing-duration>PT7M3S</meta:editing-duration>
    <meta:editing-cycles>3</meta:editing-cycles>
    <meta:generator>LibreOffice/7.1.8.1$Windows_X86_64 LibreOffice_project/e1f30c802c3269a1d052614453f260e49458c82c</meta:generator>
    <dc:date>2022-11-21T15:24:18.548000000</dc:date>
    <meta:document-statistic meta:table-count="0" meta:image-count="0" meta:object-count="0" meta:page-count="4" meta:paragraph-count="66" meta:word-count="558" meta:character-count="4277" meta:non-whitespace-character-count="3731"/>
  </office:meta>
</office:document-meta>
</file>